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rsid="003c9d6c" officeooo:paragraph-rsid="002b7e15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3" style:family="paragraph" style:parent-style-name="Table_20_Contents">
      <style:text-properties style:font-name="Times New Roman" officeooo:paragraph-rsid="002b7e15"/>
    </style:style>
    <style:style style:name="P14" style:family="paragraph" style:parent-style-name="Table_20_Contents">
      <style:text-properties style:font-name="Times New Roman" officeooo:rsid="003c9d6c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caffc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2e34e8" officeooo:paragraph-rsid="002e34e8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311333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4900d"/>
    </style:style>
    <style:style style:name="P33" style:family="paragraph" style:parent-style-name="Table_20_Contents">
      <style:paragraph-properties fo:text-align="justify" style:justify-single-word="false"/>
      <style:text-properties officeooo:paragraph-rsid="00365973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fo:color="#000000" officeooo:rsid="002b7e15"/>
    </style:style>
    <style:style style:name="T6" style:family="text">
      <style:text-properties officeooo:rsid="013d0498"/>
    </style:style>
    <style:style style:name="T7" style:family="text">
      <style:text-properties officeooo:rsid="00cd09cd"/>
    </style:style>
    <style:style style:name="T8" style:family="text">
      <style:text-properties officeooo:rsid="00a56f82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officeooo:rsid="003bce78" fo:background-color="#666666" loext:char-shading-value="0"/>
    </style:style>
    <style:style style:name="T17" style:family="text">
      <style:text-properties fo:color="#ffffff" fo:font-weight="bold" fo:background-color="#666666" loext:char-shading-value="0" style:font-weight-asian="bold" style:font-weight-complex="bold"/>
    </style:style>
    <style:style style:name="T18" style:family="text">
      <style:text-properties officeooo:rsid="0036487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/text:p>
      <text:p text:style-name="P3"/>
      <text:p text:style-name="P5"/>
      <text:p text:style-name="P21"/>
      <text:p text:style-name="P21"><text:span text:style-name="T7">Declaração</text:span> <text:span text:style-name="T8">De Inscrição</text:span></text:p>
      <text:p text:style-name="P21"/>
      <text:p text:style-name="P32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9"> </text:span><text:span text:style-name="T19"><text:text-input text:description="${lang.pt(person.idDocumentType.localizedNameI18N)}">${lang.pt(person.idDocumentType.localizedNameI18N)}</text:text-input></text:span><text:span text:style-name="T10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9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21"> 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11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25">ECTS</text:p>
          </table:table-cell>
        </table:table-row>
        <table:table-row table:style-name="Table1.2">
          <table:table-cell table:style-name="Table1.A2" office:value-type="string">
            <text:p text:style-name="P30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6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7"><text:text-input text:description="${numbers.onePlace(enrolment.ectsCredits)}">${numbers.onePlace(enrolment.ectsCredits)}</text:text-input></text:p>
          </table:table-cell>
        </table:table-row>
      </table:table>
      <text:p text:style-name="P23"><text:span text:style-name="T15"><text:s text:c="2"/>Total UCs: </text:span><text:span text:style-name="T17"><text:text-input text:description="${totalNormalEnrolments}">${totalNormalEnrolments}</text:text-input></text:span><text:span text:style-name="T15"> <text:s/></text:span><text:s text:c="8"/><text:span text:style-name="T15"><text:s text:c="2"/></text:span><text:span text:style-name="T16">T</text:span><text:span text:style-name="T15">otal ECTS: </text:span><text:span text:style-name="T17"><text:text-input text:description="${numbers.onePlace(totalNormalECTS)}">${numbers.onePlace(totalNormalECTS)}  </text:text-input></text:span></text:p>
      <text:p text:style-name="P14"/>
      <text:p text:style-name="P14"><text:text-input text:description="[/#if]">[/#if]</text:text-input></text:p>
      <text:p text:style-name="P33"><text:span text:style-name="T19"><text:text-input text:description="[#if serviceRequest.documentPurposeTypeInstance??]">[#if serviceRequest.documentPurposeTypeInstance??]</text:text-input></text:span><text:span text:style-name="T19"><text:text-input text:description="[#if serviceRequest.documentPurposeTypeInstance.code == &quot;FAMILY_ALLOWANCE&quot;]">[#if serviceRequest.documentPurposeTypeInstance.code == "FAMILY_ALLOWANCE"]</text:text-input></text:span><text:span text:style-name="T19">Esta declaração serve como comprovativo para efeitos de Abono de Família.</text:span><text:span text:style-name="T19"><text:text-input text:description="[#elseif serviceRequest.documentPurposeTypeInstance.code == &quot;MILITARY&quot;]">[#elseif serviceRequest.documentPurposeTypeInstance.code == "MILITARY"]</text:text-input></text:span><text:span text:style-name="T19">Esta declaração serve como comprovativo para fins militares.</text:span><text:span text:style-name="T19"><text:text-input text:description="[#elseif serviceRequest.documentPurposeTypeInstance.code == &quot;PPRE&quot;]">[#elseif serviceRequest.documentPurposeTypeInstance.code == "PPRE"]</text:text-input></text:span><text:span text:style-name="T19">Esta declaração serve como comprovativo para efeitos de Plano de Poupança Reforma/Educação.</text:span><text:span text:style-name="T19"><text:text-input text:description="[#elseif serviceRequest.documentPurposeTypeInstance.code == &quot;PROFESSIONAL&quot;]">[#elseif serviceRequest.documentPurposeTypeInstance.code == "PROFESSIONAL"]</text:text-input></text:span><text:span text:style-name="T19">Esta declaração serve como comprovativo para fins profissionais.</text:span><text:span text:style-name="T19"><text:text-input text:description="[#elseif serviceRequest.documentPurposeTypeInstance.code == &quot;PUBLIC_TRANSPORTS&quot;]">[#elseif serviceRequest.documentPurposeTypeInstance.code == "PUBLIC_TRANSPORTS"]</text:text-input></text:span><text:span text:style-name="T19">Esta declaração serve como comprovativo para efeitos de requerimento de passe social.</text:span><text:span text:style-name="T19"><text:text-input text:description="[#elseif serviceRequest.documentPurposeTypeInstance.code == &quot;STUDY_SCHOLARSHIP&quot;]">[#elseif serviceRequest.documentPurposeTypeInstance.code == "STUDY_SCHOLARSHIP"]</text:text-input></text:span><text:span text:style-name="T19">Esta declaração serve como comprovativo para efeitos de pedido de bolsa </text:span><text:soft-page-break/><text:span text:style-name="T19">de estudo.</text:span><text:span text:style-name="T19"><text:text-input text:description="[#elseif serviceRequest.documentPurposeTypeInstance.code == &quot;IMMIGRATION&quot;]">[#elseif serviceRequest.documentPurposeTypeInstance.code == "IMMIGRATION"]</text:text-input></text:span><text:span text:style-name="T19">Esta declaração serve como comprovativo para efeitos de regularização junto do Serviço de Estrangeiros e Fronteiras (SEF).</text:span><text:span text:style-name="T19"><text:text-input text:description="[#elseif serviceRequest.documentPurposeTypeInstance.code == &quot;OTHER&quot;]">[#elseif serviceRequest.documentPurposeTypeInstance.code == "OTHER"]</text:text-input></text:span><text:span text:style-name="T19"><text:text-input text:description="${serviceRequest.otherDocumentPurposeTypeDescription}">${serviceRequest.otherDocumentPurposeTypeDescription}</text:text-input></text:span><text:span text:style-name="T19"><text:text-input text:description="[/#if]">[/#if]</text:text-input></text:span></text:p>
      <text:p text:style-name="P20"/>
      <text:p text:style-name="P20"><text:text-input text:description="[/#if]">[/#if]</text:text-input></text:p>
      <text:p text:style-name="P15"/>
      <text:p text:style-name="P16"><text:span text:style-name="T3">Faculdade de </text:span><text:span text:style-name="T5">Medicina Dentária</text:span><text:span text:style-name="T4"> </text:span><text:span text:style-name="T3">da Universidade de Lisboa</text:span><text:span text:style-name="T13">, </text:span><text:span text:style-name="T14">em </text:span><text:span text:style-name="T14"><text:text-input text:description="${lang.pt(dates.extendedDate(localizedDate.nowDate()))}">${lang.pt(dates.extendedDate(localizedDate.nowDate()))}</text:text-input></text:span><text:span text:style-name="T11">.</text:span></text:p>
      <text:p text:style-name="P22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31"><text:span text:style-name="T12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7">Serviços Académicos,</text:p>
            <text:p text:style-name="P18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13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31"><text:span text:style-name="T12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9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3:51.781279584</dc:date>
    <meta:editing-duration>PT1H58S</meta:editing-duration>
    <meta:editing-cycles>33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54" meta:character-count="3523" meta:non-whitespace-character-count="3287"/>
  </office:meta>
</office:document-meta>
</file>